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6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2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3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24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25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6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27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28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29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0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6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1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2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13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14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15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6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8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19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0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1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2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3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8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0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1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3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5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font-size="18pt"/>
    </style:style>
    <style:style style:name="T137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3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0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9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0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1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2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3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5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9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0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1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2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3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4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65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6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1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3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4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5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6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7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8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79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0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1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2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3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4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5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6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8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9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0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1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3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95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0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1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2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3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4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5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07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08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09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0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1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2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13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14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5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16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1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3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2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26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>Utiliser une implémentation dédiée</text:p>
                <text:list>
                  <text:list-item>
                    <text:p>AnnotationConfigApplicationContext</text:p>
                  </text:list-item>
                  <text:list-item>
                    <text:p>Prend en paramètres des classes @Configuration</text:p>
                  </text:list-item>
                  <text:list-item>
                    <text:p>0 XML</text:p>
                  </text:list-item>
                </text:list>
              </text:list-item>
              <text:list-item>
                <text:p>Utiliser le component scanning</text:p>
                <text:list>
                  <text:list-item>
                    <text:p>Les classes @Configuration sont aussi détectées</text:p>
                  </text:list-item>
                </text:list>
              </text:list-item>
              <text:list-item>
                <text:p>TestContext Framework</text:p>
              </text:list-item>
            </text:list>
          </draw:text-box>
        </draw:frame>
        <draw:custom-shape draw:style-name="gr4" draw:text-style-name="P10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sieurs classes de configuration</text:p>
                <text:list>
                  <text:list-item>
                    <text:p>@Impor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5.278cm" svg:height="3.248cm" svg:x="1.392cm" svg:y="8.69cm">
          <text:p><text:span text:style-name="T84">@Configuration</text:span></text:p>
          <text:p><text:span text:style-name="T85">@Import</text:span><text:span text:style-name="T86">({InfraConfiguration.</text:span><text:span text:style-name="T87">class</text:span><text:span text:style-name="T86">,ComponentConfiguration.</text:span><text:span text:style-name="T87">class</text:span><text:span text:style-name="T86">})</text:span></text:p>
          <text:p><text:span text:style-name="T88">public</text:span><text:span text:style-name="T89"> </text:span><text:span text:style-name="T88">class</text:span><text:span text:style-name="T89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jection de dépendances</text:p>
                <text:list>
                  <text:list-item>
                    <text:p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5.278cm" svg:height="10.476cm" svg:x="1.592cm" svg:y="9.69cm">
          <text:p><text:span text:style-name="T84">@Configuration</text:span></text:p>
          <text:p><text:span text:style-name="T87">public</text:span><text:span text:style-name="T89"> </text:span><text:span text:style-name="T87">class</text:span><text:span text:style-name="T89"> ComponentConfiguration {</text:span></text:p>
          <text:p><text:span text:style-name="T84"/></text:p>
          <text:p><text:span text:style-name="T89"><text:tab/></text:span><text:span text:style-name="T85">@Autowired</text:span><text:span text:style-name="T86"> DataSource </text:span><text:span text:style-name="T90">dataSource</text:span><text:span text:style-name="T86">;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Repository userRepository() {</text:span></text:p>
          <text:p><text:span text:style-name="T89"><text:tab/></text:span><text:span text:style-name="T89"><text:tab/></text:span><text:span text:style-name="T87">return</text:span><text:span text:style-name="T89"> </text:span><text:span text:style-name="T87">new</text:span><text:span text:style-name="T89"> JdbcUserRepository(</text:span><text:span text:style-name="T90">dataSource</text:span><text:span text:style-name="T89">);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Service userService() {</text:span></text:p>
          <text:p><text:span text:style-name="T89"><text:s text:c="7"/></text:span><text:span text:style-name="T89">...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quivalent des namespaces</text:p>
                <text:list>
                  <text:list-item>
                    <text:p>Annotations @Enable*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10.476cm" svg:x="1.592cm" svg:y="9.0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5" draw:layer="layout" svg:width="25.278cm" svg:height="6.235cm" svg:x="1.592cm" svg:y="9.005cm">
          <text:p><text:span text:style-name="T79">@Configuration</text:span></text:p>
          <text:p><text:span text:style-name="T92">public</text:span><text:span text:style-name="T93"> </text:span><text:span text:style-name="T92">class</text:span><text:span text:style-name="T93"> SpringMvcConfiguration </text:span><text:span text:style-name="T92">extends</text:span><text:span text:style-name="T93"> </text:span><text:span text:style-name="T95">WebMvcConfigurationSupport</text:span><text:span text:style-name="T93"> {</text:span></text:p>
          <text:p><text:span text:style-name="T79"><text:tab/></text:span></text:p>
          <text:p><text:span text:style-name="T95"><text:tab/></text:span><text:span text:style-name="T96">@Override</text:span></text:p>
          <text:p><text:span text:style-name="T93"><text:tab/></text:span><text:span text:style-name="T92">protected</text:span><text:span text:style-name="T93"> </text:span><text:span text:style-name="T92">void</text:span><text:span text:style-name="T93"> addInterceptors(InterceptorRegistry </text:span><text:span text:style-name="T97">registry</text:span><text:span text:style-name="T93">) {</text:span></text:p>
          <text:p><text:span text:style-name="T93"><text:tab/></text:span><text:span text:style-name="T93"><text:tab/></text:span><text:span text:style-name="T97">registry</text:span><text:span text:style-name="T93">.addInterceptor(</text:span><text:span text:style-name="T92">new</text:span><text:span text:style-name="T93"> MyInterceptor());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6" draw:text-style-name="P16" xml:id="id45" draw:id="id45" draw:layer="layout" svg:width="13.905cm" svg:height="4.826cm" svg:x="8.733cm" svg:y="12.946cm">
          <text:p text:style-name="P1"><text:span text:style-name="T98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7" xml:id="id41" draw:id="id41" draw:layer="layout" svg:width="7.047cm" svg:height="2.26cm" svg:x="14.859cm" svg:y="14.154cm">
          <text:p text:style-name="P1"><text:span text:style-name="T99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42" draw:id="id42" draw:layer="layout" svg:width="7.047cm" svg:height="2.26cm" svg:x="14.802cm" svg:y="8.854cm">
          <text:p text:style-name="P1"><text:span text:style-name="T99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44" draw:id="id44" draw:layer="layout" svg:width="3.745cm" svg:height="2.26cm" svg:x="9.576cm" svg:y="14.162cm">
          <text:p text:style-name="P1"><text:span text:style-name="T99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47" draw:id="id47" draw:layer="layout" svg:width="4.209cm" svg:height="0cm" svg:x="5.366cm" svg:y="14.67cm" svg:viewBox="0 0 4210 0" draw:points="0,0 4210,0">
          <text:p/>
        </draw:polyline>
        <draw:polyline draw:style-name="gr9" draw:text-style-name="P1" xml:id="id48" draw:id="id48" draw:layer="layout" svg:width="1.553cm" svg:height="0cm" svg:x="13.321cm" svg:y="14.62cm" svg:viewBox="0 0 1554 0" draw:points="0,0 1554,0">
          <text:p/>
        </draw:polyline>
        <draw:polyline draw:style-name="gr9" draw:text-style-name="P1" xml:id="id49" draw:id="id49" draw:layer="layout" svg:width="1.537cm" svg:height="0cm" svg:x="13.321cm" svg:y="15.94cm" svg:viewBox="0 0 1538 0" draw:points="1538,0 0,0">
          <text:p/>
        </draw:polyline>
        <draw:polyline draw:style-name="gr9" draw:text-style-name="P1" xml:id="id50" draw:id="id50" draw:layer="layout" svg:width="4.209cm" svg:height="0cm" svg:x="5.366cm" svg:y="15.94cm" svg:viewBox="0 0 4210 0" draw:points="4210,0 0,0">
          <text:p/>
        </draw:polyline>
        <draw:polyline draw:style-name="gr10" draw:text-style-name="P1" xml:id="id43" draw:id="id43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46" draw:id="id46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0"> HelloService targetService = </text:span><text:span text:style-name="T11">new</text:span><text:span text:style-name="T100"> DefaultHelloService();</text:span></text:p>
          <text:p text:style-name="P6"><text:span text:style-name="T100"/></text:p>
          <text:p text:style-name="P6"><text:span text:style-name="T100">InvocationHandler handler = </text:span><text:span text:style-name="T11">new</text:span><text:span text:style-name="T100"> InvocationHandler() {</text:span></text:p>
          <text:p text:style-name="P6"><text:span text:style-name="T100"/></text:p>
          <text:p text:style-name="P6"><text:span text:style-name="T101"><text:s text:c="2"/></text:span><text:span text:style-name="T101">@Override</text:span></text:p>
          <text:p text:style-name="P6"><text:span text:style-name="T11"><text:s text:c="2"/></text:span><text:span text:style-name="T11">public</text:span><text:span text:style-name="T100"> Object invoke(Object proxy, Method method, Object[] args) </text:span></text:p>
          <text:p text:style-name="P6"><text:span text:style-name="T102"><text:s text:c="16"/></text:span><text:span text:style-name="T11">throws</text:span><text:span text:style-name="T100"> Throwable {</text:span></text:p>
          <text:p text:style-name="P6"><text:span text:style-name="T100"><text:s text:c="4"/></text:span><text:span text:style-name="T100">Object res = method.invoke(targetService, args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>};</text:span></text:p>
          <text:p text:style-name="P6"><text:span text:style-name="T100">HelloService decoratedHelloService = (HelloService) Proxy.</text:span><text:span text:style-name="T103">newProxyInstance</text:span><text:span text:style-name="T100">(</text:span></text:p>
          <text:p text:style-name="P6"><text:span text:style-name="T100"><text:s text:c="2"/></text:span><text:span text:style-name="T100">getClass().getClassLoader(),</text:span></text:p>
          <text:p text:style-name="P6"><text:span text:style-name="T11"><text:s text:c="2"/></text:span><text:span text:style-name="T11">new</text:span><text:span text:style-name="T100"> Class&lt;?&gt;[]{HelloService.</text:span><text:span text:style-name="T11">class</text:span><text:span text:style-name="T100">},</text:span><text:span text:style-name="T100"><text:tab/></text:span></text:p>
          <text:p text:style-name="P6"><text:span text:style-name="T100"><text:s text:c="2"/></text:span><text:span text:style-name="T100">handler</text:span></text:p>
          <text:p text:style-name="P6"><text:span text:style-name="T100">);</text:span></text:p>
          <text:p text:style-name="P6"><text:span text:style-name="T100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04">@Aspect</text:span></text:p>
          <text:p text:style-name="P6"><text:span text:style-name="T11">public</text:span><text:span text:style-name="T100"> </text:span><text:span text:style-name="T11">class</text:span><text:span text:style-name="T100"> LogAspect {</text:span></text:p>
          <text:p text:style-name="P6"><text:span text:style-name="T105"/></text:p>
          <text:p text:style-name="P6"><text:span text:style-name="T11"><text:s text:c="2"/></text:span><text:span text:style-name="T13">(...)</text:span></text:p>
          <text:p text:style-name="P6"><text:span text:style-name="T100"/></text:p>
          <text:p text:style-name="P6"><text:span text:style-name="T101"><text:s text:c="2"/></text:span><text:span text:style-name="T104">@Around</text:span><text:span text:style-name="T102">(</text:span><text:span text:style-name="T106">"execution(* com.zenika.business.*.*(..))"</text:span><text:span text:style-name="T102">)</text:span></text:p>
          <text:p text:style-name="P6"><text:span text:style-name="T11"><text:s text:c="2"/></text:span><text:span text:style-name="T11">public</text:span><text:span text:style-name="T100"> Object log(ProceedingJoinPoint jp) </text:span><text:span text:style-name="T11">throws</text:span><text:span text:style-name="T100"> Throwable {</text:span></text:p>
          <text:p text:style-name="P6"><text:span text:style-name="T107"><text:s text:c="4"/></text:span><text:span text:style-name="T107">LOGGER</text:span><text:span text:style-name="T100">.info(</text:span><text:span text:style-name="T108">"Appel à {}"</text:span><text:span text:style-name="T100">,jp.getSignature().toShortString());</text:span></text:p>
          <text:p text:style-name="P6"><text:span text:style-name="T100"><text:s text:c="4"/></text:span><text:span text:style-name="T100">Object res = jp.proceed();</text:span></text:p>
          <text:p text:style-name="P6"><text:span text:style-name="T107"><text:s text:c="4"/></text:span><text:span text:style-name="T107">LOGGER</text:span><text:span text:style-name="T100">.info(</text:span><text:span text:style-name="T108">"Fin de l'appel"</text:span><text:span text:style-name="T100">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/></text:p>
          <text:p text:style-name="P6"><text:span text:style-name="T10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51" draw:id="id51" draw:layer="layout" svg:width="6.607cm" svg:height="2.032cm" svg:x="5.334cm" svg:y="4.572cm">
          <text:p text:style-name="P1">Identifie la classe comme un <text:span text:style-name="T109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2" draw:id="id52" draw:layer="layout" svg:width="6.607cm" svg:height="2.54cm" svg:x="13.462cm" svg:y="4.318cm">
          <text:p text:style-name="P1">Type d'<text:span text:style-name="T109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3" draw:id="id53" draw:layer="layout" svg:width="6.607cm" svg:height="2.032cm" svg:x="20.574cm" svg:y="4.826cm">
          <text:p text:style-name="P1">Expression de <text:span text:style-name="T109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6" draw:id="id56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4" draw:id="id54" draw:layer="layout" svg:width="6.604cm" svg:height="2.54cm" svg:x="9.144cm" svg:y="17.78cm">
          <text:p text:style-name="P1">La méthode de l'<text:span text:style-name="T109">aspect</text:span> est l'<text:span text:style-name="T109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55" draw:id="id55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57" draw:id="id57" draw:layer="layout" svg:width="25.595cm" svg:height="4.62cm" svg:x="1.075cm" svg:y="7.318cm">
          <text:p text:style-name="P6"><text:span text:style-name="T110">&lt;</text:span><text:span text:style-name="T111">bean</text:span><text:span text:style-name="T112"> </text:span><text:span text:style-name="T113">id</text:span><text:span text:style-name="T114">=</text:span><text:span text:style-name="T115">"logAspect"</text:span><text:span text:style-name="T112"> </text:span><text:span text:style-name="T113">class</text:span><text:span text:style-name="T114">=</text:span><text:span text:style-name="T115">"com.zenika.aop.LogAspect"</text:span><text:span text:style-name="T112"> </text:span><text:span text:style-name="T110">/&gt;</text:span></text:p>
          <text:p text:style-name="P6"><text:span text:style-name="T114"/></text:p>
          <text:p text:style-name="P6"><text:span text:style-name="T110">&lt;</text:span><text:span text:style-name="T111">aop:aspectj-autoproxy</text:span><text:span text:style-name="T110">&gt;</text:span></text:p>
          <text:p text:style-name="P6"><text:span text:style-name="T110"><text:s text:c="2"/></text:span><text:span text:style-name="T110">&lt;</text:span><text:span text:style-name="T111">aop:include</text:span><text:span text:style-name="T112"> </text:span><text:span text:style-name="T113">name</text:span><text:span text:style-name="T114">=</text:span><text:span text:style-name="T115">"logAspect"</text:span><text:span text:style-name="T110">/&gt;</text:span></text:p>
          <text:p text:style-name="P6"><text:span text:style-name="T110">&lt;/</text:span><text:span text:style-name="T111">aop:aspectj-autoproxy</text:span><text:span text:style-name="T11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58" draw:id="id58" draw:layer="layout" svg:width="23.056cm" svg:height="9.617cm" svg:x="1.074cm" svg:y="8.417cm">
          <text:p text:style-name="P6"><text:span text:style-name="T116">@Transactional</text:span></text:p>
          <text:p text:style-name="P6"><text:span text:style-name="T117">public</text:span><text:span text:style-name="T118"> </text:span><text:span text:style-name="T117">class</text:span><text:span text:style-name="T118"> UserServiceImpl </text:span><text:span text:style-name="T117">implements</text:span><text:span text:style-name="T118"> UserService {</text:span></text:p>
          <text:p text:style-name="P6"><text:span text:style-name="T119"/></text:p>
          <text:p text:style-name="P6"><text:span text:style-name="T117"><text:s text:c="2"/></text:span><text:span text:style-name="T117">public</text:span><text:span text:style-name="T118"> User cre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20"><text:s text:c="2"/></text:span><text:span text:style-name="T116">@Transactional</text:span><text:span text:style-name="T121">(readOnly=</text:span><text:span text:style-name="T117">true</text:span><text:span text:style-name="T121">)</text:span></text:p>
          <text:p text:style-name="P6"><text:span text:style-name="T117"><text:s text:c="2"/></text:span><text:span text:style-name="T117">public</text:span><text:span text:style-name="T118"> User authentic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1" draw:id="id6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x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5">transaction-manager</text:span><text:span text:style-name="T126">=</text:span><text:span text:style-name="T127">"txManager"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ransaction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9.029cm" svg:x="1.392cm" svg:y="10.1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17">public</text:span><text:span text:style-name="T124"> </text:span><text:span text:style-name="T117">class</text:span><text:span text:style-name="T124"> HibernateUserRepository </text:span><text:span text:style-name="T117">implements</text:span><text:span text:style-name="T124"> UserRepository {</text:span></text:p>
          <text:p text:style-name="P6"><text:span text:style-name="T124"/></text:p>
          <text:p text:style-name="P6"><text:span text:style-name="T117"><text:s text:c="2"/></text:span><text:span text:style-name="T117">private</text:span><text:span text:style-name="T124"> </text:span><text:span text:style-name="T117">final</text:span><text:span text:style-name="T124"> SessionFactory </text:span><text:span text:style-name="T128">sessionFactory</text:span><text:span text:style-name="T124">;</text:span></text:p>
          <text:p text:style-name="P6"><text:span text:style-name="T124"/></text:p>
          <text:p text:style-name="P6"><text:span text:style-name="T117"><text:s text:c="2"/></text:span><text:span text:style-name="T117">public</text:span><text:span text:style-name="T121"> HibernateUserRepository(SessionFactory sessionFactory) {</text:span></text:p>
          <text:p text:style-name="P6"><text:span text:style-name="T117"><text:s text:c="4"/></text:span><text:span text:style-name="T117">this</text:span><text:span text:style-name="T121">.</text:span><text:span text:style-name="T129">sessionFactory</text:span><text:span text:style-name="T121"> = sessionFactory;</text:span></text:p>
          <text:p text:style-name="P6"><text:span text:style-name="T130"><text:s text:c="2"/></text:span><text:span text:style-name="T130">}</text:span></text:p>
          <text:p text:style-name="P6"><text:span text:style-name="T131"/></text:p>
          <text:p text:style-name="P6"><text:span text:style-name="T124"><text:s text:c="2"/></text:span><text:span text:style-name="T117">public</text:span><text:span text:style-name="T124"> User getByLogin(String login) {</text:span></text:p>
          <text:p text:style-name="P6"><text:span text:style-name="T117"><text:s text:c="4"/></text:span><text:span text:style-name="T117">return</text:span><text:span text:style-name="T124"> (User) </text:span><text:span text:style-name="T128">sessionFactory</text:span><text:span text:style-name="T124">.</text:span><text:span text:style-name="T121">getCurrentSession()</text:span></text:p>
          <text:p text:style-name="P6"><text:span text:style-name="T124"><text:s text:c="6"/></text:span><text:span text:style-name="T124">.createCriteria(User.</text:span><text:span text:style-name="T117">class</text:span><text:span text:style-name="T124">)</text:span></text:p>
          <text:p text:style-name="P6"><text:span text:style-name="T124"><text:s text:c="6"/></text:span><text:span text:style-name="T124">.add(Restrictions.</text:span><text:span text:style-name="T132">eq</text:span><text:span text:style-name="T124">(</text:span><text:span text:style-name="T133">"login"</text:span><text:span text:style-name="T124">, login))</text:span></text:p>
          <text:p text:style-name="P6"><text:span text:style-name="T124"><text:s text:c="4"/></text:span><text:span text:style-name="T124">.uniqueResult();</text:span></text:p>
          <text:p text:style-name="P6"><text:span text:style-name="T124"><text:s text:c="2"/></text:span><text:span text:style-name="T124">}</text:span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2" draw:id="id6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sessionFactory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a.AnnotationSessionFactoryBean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dataSource"</text:span><text:span text:style-name="T134"> </text:span><text:span text:style-name="T125">ref</text:span><text:span text:style-name="T126">=</text:span><text:span text:style-name="T127">"dataSource"</text:span><text:span text:style-name="T134"> </text:span><text:span text:style-name="T122">/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annotatedClasses"</text:span><text:span text:style-name="T122">&gt;</text:span></text:p>
          <text:p text:style-name="P6"><text:span text:style-name="T122"><text:s text:c="4"/></text:span><text:span text:style-name="T122">&lt;</text:span><text:span text:style-name="T123">list</text:span><text:span text:style-name="T122">&gt;</text:span></text:p>
          <text:p text:style-name="P6"><text:span text:style-name="T122"><text:s text:c="6"/></text:span><text:span text:style-name="T122">&lt;</text:span><text:span text:style-name="T123">value</text:span><text:span text:style-name="T122">&gt;</text:span><text:span text:style-name="T126">com.zenika.domain.User</text:span><text:span text:style-name="T122">&lt;/</text:span><text:span text:style-name="T123">value</text:span><text:span text:style-name="T122">&gt;</text:span></text:p>
          <text:p text:style-name="P6"><text:span text:style-name="T122"><text:s text:c="4"/></text:span><text:span text:style-name="T122">&lt;/</text:span><text:span text:style-name="T123">list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hibernateProperties"</text:span><text:span text:style-name="T122">&gt;</text:span></text:p>
          <text:p text:style-name="P6"><text:span text:style-name="T122"><text:s text:c="4"/></text:span><text:span text:style-name="T122">&lt;</text:span><text:span text:style-name="T123">value</text:span><text:span text:style-name="T122">&gt;</text:span></text:p>
          <text:p text:style-name="P6"><text:span text:style-name="T126"><text:s text:c="4"/></text:span><text:span text:style-name="T126">show_sql=true</text:span></text:p>
          <text:p text:style-name="P6"><text:span text:style-name="T122"><text:s text:c="4"/></text:span><text:span text:style-name="T122">&lt;/</text:span><text:span text:style-name="T123">value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3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xml:id="id63" draw:id="id63" draw:layer="layout" svg:width="9.144cm" svg:height="3.556cm" svg:x="18.456cm" svg:y="15.348cm">
          <text:p text:style-name="P1"><text:span text:style-name="T1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4" text:id="id64">Les DAO doivent être appelés avec une transaction active</text:p>
              </text:list-item>
              <text:list-item>
                <text:p xml:id="id65" text:id="id65">Toujours le cas en production</text:p>
                <text:list>
                  <text:list-item>
                    <text:p xml:id="id66" text:id="id66">Services transactionnels appelant un DAO</text:p>
                  </text:list-item>
                </text:list>
              </text:list-item>
              <text:list-item>
                <text:p xml:id="id67" text:id="id67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transactionManager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Hibernat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sessionFactory"</text:span><text:span text:style-name="T134"> </text:span><text:span text:style-name="T125">ref</text:span><text:span text:style-name="T126">=</text:span><text:span text:style-name="T127">"sessionFactory"</text:span><text:span text:style-name="T13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68" text:id="id68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Hibernate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24">@Repository</text:span></text:p>
          <text:p><text:span text:style-name="T148">public</text:span><text:span text:style-name="T149"> </text:span><text:span text:style-name="T148">class</text:span><text:span text:style-name="T149"> JpaUserRepository </text:span><text:span text:style-name="T148">implements</text:span><text:span text:style-name="T149"> UserRepository {</text:span></text:p>
          <text:p><text:span text:style-name="T124"><text:tab/></text:span></text:p>
          <text:p><text:span text:style-name="T149"><text:tab/></text:span><text:span text:style-name="T150">@PersistenceContext</text:span></text:p>
          <text:p><text:span text:style-name="T149"><text:tab/></text:span><text:span text:style-name="T148">private</text:span><text:span text:style-name="T149"> EntityManager </text:span><text:span text:style-name="T151">entityManager</text:span><text:span text:style-name="T149">; </text:span><text:span text:style-name="T124"><text:tab/></text:span></text:p>
          <text:p><text:span text:style-name="T124"/></text:p>
          <text:p><text:span text:style-name="T149"><text:tab/></text:span><text:span text:style-name="T150">@Override</text:span></text:p>
          <text:p><text:span text:style-name="T149"><text:tab/></text:span><text:span text:style-name="T148">public</text:span><text:span text:style-name="T149"> User getByLogin(String </text:span><text:span text:style-name="T152">login</text:span><text:span text:style-name="T149">) {</text:span></text:p>
          <text:p><text:span text:style-name="T149"><text:tab/></text:span><text:span text:style-name="T149"><text:tab/></text:span><text:span text:style-name="T148">return</text:span><text:span text:style-name="T149"> </text:span><text:span text:style-name="T151">entityManager</text:span><text:span text:style-name="T149">.createQuery(</text:span></text:p>
          <text:p><text:span text:style-name="T149"><text:s text:c="17"/></text:span><text:span text:style-name="T153">"select u from User u where login = :login"</text:span><text:span text:style-name="T149">, </text:span></text:p>
          <text:p><text:span text:style-name="T149"><text:s text:c="17"/></text:span><text:span text:style-name="T149">User.</text:span><text:span text:style-name="T148">class</text:span><text:span text:style-name="T149">)</text:span></text:p>
          <text:p><text:span text:style-name="T149"><text:tab/></text:span><text:span text:style-name="T149"><text:tab/></text:span><text:span text:style-name="T149"><text:tab/></text:span><text:span text:style-name="T149"><text:tab/></text:span><text:span text:style-name="T149">.setParameter(</text:span><text:span text:style-name="T153">"login"</text:span><text:span text:style-name="T149">, </text:span><text:span text:style-name="T152">login</text:span><text:span text:style-name="T149">)</text:span></text:p>
          <text:p><text:span text:style-name="T124"><text:tab/></text:span><text:span text:style-name="T124"><text:tab/></text:span><text:span text:style-name="T124"><text:tab/></text:span><text:span text:style-name="T124"><text:tab/></text:span><text:span text:style-name="T124">.getSingleResult();</text:span></text:p>
          <text:p><text:span text:style-name="T124"><text:tab/></text:span><text:span text:style-name="T124">}</text:span></text:p>
          <text:p><text:span text:style-name="T124"/></text:p>
          <text:p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54">&lt;</text:span><text:span text:style-name="T155">bean</text:span><text:span text:style-name="T131"> </text:span><text:span text:style-name="T156">id</text:span><text:span text:style-name="T157">=</text:span><text:span text:style-name="T158">"entityManagerFactory"</text:span></text:p>
          <text:p><text:span text:style-name="T131"><text:s text:c="6"/></text:span><text:span text:style-name="T156">class</text:span><text:span text:style-name="T157">=</text:span><text:span text:style-name="T158">"o.s.orm.jpa.LocalContainerEntityManagerFactoryBean"</text:span><text:span text:style-name="T154">&gt;</text:span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Source"</text:span><text:span text:style-name="T131"> </text:span><text:span text:style-name="T156">ref</text:span><text:span text:style-name="T157">=</text:span><text:span text:style-name="T158">"dataSource"</text:span><text:span text:style-name="T131"> </text:span><text:span text:style-name="T154">/&gt;</text:span></text:p>
          <text:p><text:span text:style-name="T154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packagesToScan"</text:span><text:span text:style-name="T131"> </text:span><text:span text:style-name="T156">value</text:span><text:span text:style-name="T157">=</text:span><text:span text:style-name="T158">"com.zenika.domain"</text:span><text:span text:style-name="T131"> </text:span><text:span text:style-name="T154">/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VendorAdapter"</text:span><text:span text:style-name="T154">&gt;</text:span></text:p>
          <text:p><text:span text:style-name="T157"><text:s text:c="4"/></text:span><text:span text:style-name="T154">&lt;</text:span><text:span text:style-name="T155">bean</text:span><text:span text:style-name="T131"> </text:span><text:span text:style-name="T156">class</text:span><text:span text:style-name="T157">=</text:span><text:span text:style-name="T158">"o.s.orm.jpa.vendor.HibernateJpaVendorAdapter"</text:span><text:span text:style-name="T154">&gt;</text:span></text:p>
          <text:p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showSq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generateDd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><text:span text:style-name="T157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base"</text:span><text:span text:style-name="T131"> </text:span><text:span text:style-name="T156">value</text:span><text:span text:style-name="T157">=</text:span><text:span text:style-name="T158">"H2"</text:span><text:span text:style-name="T131"> </text:span><text:span text:style-name="T154">/&gt;</text:span></text:p>
          <text:p><text:span text:style-name="T157"><text:s text:c="4"/></text:span><text:span text:style-name="T154">&lt;/</text:span><text:span text:style-name="T155">bean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Properties"</text:span><text:span text:style-name="T154">&gt;</text:span></text:p>
          <text:p><text:span text:style-name="T157"><text:s text:c="4"/></text:span><text:span text:style-name="T154">&lt;</text:span><text:span text:style-name="T155">props</text:span><text:span text:style-name="T154">&gt;</text:span></text:p>
          <text:p><text:span text:style-name="T157"><text:s text:c="6"/></text:span><text:span text:style-name="T154">&lt;</text:span><text:span text:style-name="T155">prop</text:span><text:span text:style-name="T131"> </text:span><text:span text:style-name="T156">key</text:span><text:span text:style-name="T157">=</text:span><text:span text:style-name="T158">"hibernate.show_sql"</text:span><text:span text:style-name="T154">&gt;</text:span><text:span text:style-name="T157">true</text:span><text:span text:style-name="T154">&lt;/</text:span><text:span text:style-name="T155">prop</text:span><text:span text:style-name="T154">&gt;</text:span></text:p>
          <text:p><text:span text:style-name="T157"><text:s text:c="4"/></text:span><text:span text:style-name="T154">&lt;/</text:span><text:span text:style-name="T155">props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>&lt;/</text:span><text:span text:style-name="T155">bean</text:span><text:span text:style-name="T154">&gt;</text:span></text:p>
          <text:p><text:span text:style-name="T131"/></text:p>
          <text:p><text:span text:style-name="T13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9" text:id="id69">Les DAO doivent être appelés avec une transaction active</text:p>
              </text:list-item>
              <text:list-item>
                <text:p xml:id="id70" text:id="id70">Toujours le cas en production</text:p>
                <text:list>
                  <text:list-item>
                    <text:p xml:id="id71" text:id="id71">Services transactionnels appelant un DAO</text:p>
                  </text:list-item>
                </text:list>
              </text:list-item>
              <text:list-item>
                <text:p xml:id="id72" text:id="id72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59">&lt;</text:span><text:span text:style-name="T160">bean</text:span><text:span text:style-name="T161"> </text:span><text:span text:style-name="T162">id</text:span><text:span text:style-name="T163">=</text:span><text:span text:style-name="T164">"transactionManager"</text:span></text:p>
          <text:p><text:span text:style-name="T165"><text:s text:c="6"/></text:span><text:span text:style-name="T162">class</text:span><text:span text:style-name="T163">=</text:span><text:span text:style-name="T164">"org.springframework.orm.jpa.JpaTransactionManager"</text:span><text:span text:style-name="T159">&gt;</text:span></text:p>
          <text:p><text:span text:style-name="T163"><text:s text:c="2"/></text:span><text:span text:style-name="T159">&lt;</text:span><text:span text:style-name="T160">property</text:span><text:span text:style-name="T161"> </text:span><text:span text:style-name="T162">name</text:span><text:span text:style-name="T163">=</text:span><text:span text:style-name="T164">"entityManagerFactory"</text:span><text:span text:style-name="T161"> </text:span><text:span text:style-name="T162">ref</text:span><text:span text:style-name="T163">=</text:span><text:span text:style-name="T164">"entityManagerFactory"</text:span><text:span text:style-name="T161"> </text:span><text:span text:style-name="T159">/&gt;</text:span></text:p>
          <text:p><text:span text:style-name="T159">&lt;/</text:span><text:span text:style-name="T160">bean</text:span><text:span text:style-name="T159">&gt;</text:span></text:p>
          <text:p><text:span text:style-name="T161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Jpa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3" draw:id="id73" draw:layer="layout" svg:width="25.753cm" svg:height="9.173cm" svg:x="1.016cm" svg:y="9.483cm">
          <text:p text:style-name="P6"><text:span text:style-name="T122">&lt;</text:span><text:span text:style-name="T123">context-param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name</text:span><text:span text:style-name="T122">&gt;</text:span><text:span text:style-name="T126">contextConfigLocation</text:span><text:span text:style-name="T122">&lt;/</text:span><text:span text:style-name="T123">param-name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value</text:span><text:span text:style-name="T122">&gt;</text:span></text:p>
          <text:p text:style-name="P6"><text:span text:style-name="T126"><text:s text:c="4"/></text:span><text:span text:style-name="T126"><text:tab/></text:span><text:span text:style-name="T126">/WEB-INF/applicationContext.xml</text:span></text:p>
          <text:p text:style-name="P6"><text:span text:style-name="T126"><text:s text:c="4"/></text:span><text:span text:style-name="T126"><text:tab/></text:span><text:span text:style-name="T122">&lt;/</text:span><text:span text:style-name="T123">param-value</text:span><text:span text:style-name="T122">&gt;</text:span></text:p>
          <text:p text:style-name="P6"><text:span text:style-name="T122">&lt;/</text:span><text:span text:style-name="T123">context-param</text:span><text:span text:style-name="T122">&gt;</text:span></text:p>
          <text:p text:style-name="P6"><text:span text:style-name="T134"/></text:p>
          <text:p text:style-name="P6"><text:span text:style-name="T122">&lt;</text:span><text:span text:style-name="T123">listener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listener-class</text:span><text:span text:style-name="T122">&gt;</text:span></text:p>
          <text:p text:style-name="P6"><text:span text:style-name="T122"><text:s text:c="9"/></text:span><text:span text:style-name="T126">org.springframework.web.context.ContextLoaderListener</text:span></text:p>
          <text:p text:style-name="P6"><text:span text:style-name="T126"><text:s text:c="7"/></text:span><text:span text:style-name="T122">&lt;/</text:span><text:span text:style-name="T123">listener-class</text:span><text:span text:style-name="T122">&gt;</text:span></text:p>
          <text:p text:style-name="P6"><text:span text:style-name="T122">&lt;/</text:span><text:span text:style-name="T123">listener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10.922cm" svg:height="2.286cm" svg:x="3.302cm" svg:y="6.35cm">
          <text:p text:style-name="P1">Optionnel (par défaut : </text:p>
          <text:p text:style-name="P1"><text:span text:style-name="T109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76" draw:id="id76" draw:layer="layout" svg:width="25.753cm" svg:height="10.443cm" svg:x="1.015cm" svg:y="9.115cm">
          <text:p text:style-name="P6"><text:span text:style-name="T166">public</text:span><text:span text:style-name="T167"> </text:span><text:span text:style-name="T166">class</text:span><text:span text:style-name="T167"> ListUsersServlet </text:span><text:span text:style-name="T166">extends</text:span><text:span text:style-name="T167"> HttpServlet {</text:span></text:p>
          <text:p text:style-name="P6"><text:span text:style-name="T167"/></text:p>
          <text:p text:style-name="P6"><text:span text:style-name="T167"><text:s text:c="2"/></text:span><text:span text:style-name="T166">private</text:span><text:span text:style-name="T167"> UserService </text:span><text:span text:style-name="T168">userService</text:span><text:span text:style-name="T167">;</text:span></text:p>
          <text:p text:style-name="P6"><text:span text:style-name="T167"/></text:p>
          <text:p text:style-name="P6"><text:span text:style-name="T169"><text:s text:c="2"/></text:span><text:span text:style-name="T169">@Override</text:span></text:p>
          <text:p text:style-name="P6"><text:span text:style-name="T166"><text:s text:c="2"/></text:span><text:span text:style-name="T166">public</text:span><text:span text:style-name="T167"> </text:span><text:span text:style-name="T166">void</text:span><text:span text:style-name="T167"> init() </text:span><text:span text:style-name="T166">throws</text:span><text:span text:style-name="T167"> ServletException {</text:span></text:p>
          <text:p text:style-name="P6"><text:span text:style-name="T167"><text:s text:c="4"/></text:span><text:span text:style-name="T167">ApplicationContext ctx = </text:span></text:p>
          <text:p text:style-name="P6"><text:span text:style-name="T167"><text:s text:c="6"/></text:span><text:span text:style-name="T167">WebApplicationContextUtils.</text:span><text:span text:style-name="T170">getRequiredWebApplicationContext</text:span><text:span text:style-name="T167">(</text:span></text:p>
          <text:p text:style-name="P6"><text:span text:style-name="T167"><text:s text:c="8"/></text:span><text:span text:style-name="T167">getServletContext()</text:span></text:p>
          <text:p text:style-name="P6"><text:span text:style-name="T167"><text:s text:c="4"/></text:span><text:span text:style-name="T167">);</text:span></text:p>
          <text:p text:style-name="P6"><text:span text:style-name="T168"><text:s text:c="4"/></text:span><text:span text:style-name="T168">userService</text:span><text:span text:style-name="T167"> = ctx.getBean(UserService.</text:span><text:span text:style-name="T166">class</text:span><text:span text:style-name="T167">);</text:span></text:p>
          <text:p text:style-name="P6"><text:span text:style-name="T167"><text:s text:c="2"/></text:span><text:span text:style-name="T167">}</text:span></text:p>
          <text:p text:style-name="P6"><text:span text:style-name="T171"><text:s text:c="2"/></text:span><text:span text:style-name="T171">(...) </text:span></text:p>
          <text:p text:style-name="P6"><text:span text:style-name="T17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77" draw:id="id77" draw:layer="layout" svg:width="25.753cm" svg:height="7.142cm" svg:x="1.014cm" svg:y="5.914cm">
          <text:p text:style-name="P6"><text:span text:style-name="T172">&lt;!-- ne surtout PAS utiliser ce DataSource en production ! --&gt;</text:span></text:p>
          <text:p text:style-name="P6"><text:span text:style-name="T173">&lt;</text:span><text:span text:style-name="T174">bean</text:span><text:span text:style-name="T175"> </text:span><text:span text:style-name="T176">id</text:span><text:span text:style-name="T177">=</text:span><text:span text:style-name="T178">"dataSource"</text:span><text:span text:style-name="T175"> </text:span><text:span text:style-name="T176">class</text:span><text:span text:style-name="T177">=</text:span><text:span text:style-name="T178">"o.s.jdbc.datasource.SingleConnectionDataSource"</text:span><text:span text:style-name="T173">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driverClassName"</text:span><text:span text:style-name="T175"> </text:span><text:span text:style-name="T176">value</text:span><text:span text:style-name="T177">=</text:span><text:span text:style-name="T178">"</text:span><text:span text:style-name="T179">${db.driver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rl"</text:span><text:span text:style-name="T175"> </text:span><text:span text:style-name="T176">value</text:span><text:span text:style-name="T177">=</text:span><text:span text:style-name="T178">"</text:span><text:span text:style-name="T179">${db.url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sername"</text:span><text:span text:style-name="T175"> </text:span><text:span text:style-name="T176">value</text:span><text:span text:style-name="T177">=</text:span><text:span text:style-name="T178">"</text:span><text:span text:style-name="T179">${db.username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password"</text:span><text:span text:style-name="T175"> </text:span><text:span text:style-name="T176">value</text:span><text:span text:style-name="T177">=</text:span><text:span text:style-name="T178">"</text:span><text:span text:style-name="T179">${db.password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suppressClose"</text:span><text:span text:style-name="T175"> </text:span><text:span text:style-name="T176">value</text:span><text:span text:style-name="T177">=</text:span><text:span text:style-name="T178">"true"</text:span><text:span text:style-name="T175"> </text:span><text:span text:style-name="T173">/&gt;</text:span><text:span text:style-name="T177"> </text:span></text:p>
          <text:p text:style-name="P6"><text:span text:style-name="T173">&lt;/</text:span><text:span text:style-name="T174">bean</text:span><text:span text:style-name="T173">&gt;</text:span></text:p>
          <text:p text:style-name="P6"><text:span text:style-name="T177"/></text:p>
          <text:p text:style-name="P6"><text:span text:style-name="T180">&lt;</text:span><text:span text:style-name="T181">context:property-placeholder</text:span><text:span text:style-name="T182"> </text:span></text:p>
          <text:p text:style-name="P6"><text:span text:style-name="T183"><text:s text:c="2"/></text:span><text:span text:style-name="T183">location</text:span><text:span text:style-name="T184">=</text:span><text:span text:style-name="T179">"file:./application-configuration.properties"</text:span><text:span text:style-name="T18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78" draw:id="id78" draw:layer="layout" svg:width="25.753cm" svg:height="3.389cm" svg:x="1.013cm" svg:y="15.013cm">
          <text:p text:style-name="P6"><text:span text:style-name="T185">db.driver=org.h2.Driver</text:span></text:p>
          <text:p text:style-name="P6"><text:span text:style-name="T185">db.url=jdbc:h2:tcp://localhost/mem:spring_workshop</text:span></text:p>
          <text:p text:style-name="P6"><text:span text:style-name="T185">db.username=sa</text:span></text:p>
          <text:p text:style-name="P6"><text:span text:style-name="T185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0" xml:id="id79" draw:id="id79" draw:layer="layout" svg:width="11.416cm" svg:height="0.962cm" svg:x="0.762cm" svg:y="13.962cm">
          <draw:text-box>
            <text:p><text:span text:style-name="T109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xml:id="id80" draw:id="id80" draw:layer="layout" svg:width="25.753cm" svg:height="7.548cm" svg:x="1.014cm" svg:y="4.814cm"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in-memory-db"</text:span><text:span text:style-name="T186">&gt;</text:span></text:p>
          <text:p text:style-name="P6"><text:span text:style-name="T186"><text:s text:c="2"/></text:span><text:span text:style-name="T186">&lt;</text:span><text:span text:style-name="T187">jdbc:embedded-database</text:span><text:span text:style-name="T171"> </text:span><text:span text:style-name="T188">id</text:span><text:span text:style-name="T189">=</text:span><text:span text:style-name="T190">"dataSource"</text:span><text:span text:style-name="T171"> </text:span><text:span text:style-name="T188">type</text:span><text:span text:style-name="T189">=</text:span><text:span text:style-name="T190">"H2"</text:span><text:span text:style-name="T186">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create-tables.sql"</text:span><text:span text:style-name="T171"> </text:span><text:span text:style-name="T186">/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insert-data.sql"</text:span><text:span text:style-name="T171"> </text:span><text:span text:style-name="T186">/&gt;</text:span></text:p>
          <text:p text:style-name="P6"><text:span text:style-name="T186"><text:s text:c="2"/></text:span><text:span text:style-name="T186">&lt;/</text:span><text:span text:style-name="T187">jdbc:embedded-database</text:span><text:span text:style-name="T186">&gt;</text:span></text:p>
          <text:p text:style-name="P6"><text:span text:style-name="T186">&lt;/</text:span><text:span text:style-name="T187">beans</text:span><text:span text:style-name="T186">&gt;</text:span></text:p>
          <text:p text:style-name="P6"><text:span text:style-name="T189"/></text:p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standalone-db"</text:span><text:span text:style-name="T186">&gt;</text:span></text:p>
          <text:p text:style-name="P6"><text:span text:style-name="T185"><text:s text:c="2"/></text:span><text:span text:style-name="T185">(...)</text:span></text:p>
          <text:p text:style-name="P6"><text:span text:style-name="T186">&lt;/</text:span><text:span text:style-name="T187">beans</text:span><text:span text:style-name="T18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2" xml:id="id81" draw:id="id81" draw:layer="layout" svg:width="25.753cm" svg:height="1.119cm" svg:x="0.994cm" svg:y="13.613cm">
          <text:p text:style-name="P6"><text:span text:style-name="T191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2" draw:id="id82" draw:layer="layout" svg:width="25.753cm" svg:height="1.119cm" svg:x="0.993cm" svg:y="15.112cm">
          <text:p text:style-name="P6"><text:span text:style-name="T192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3" draw:id="id83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3">// dans</text:span><text:span text:style-name="T20"> </text:span><text:span text:style-name="T193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draw:layer="layout" svg:width="25.753cm" svg:height="10.758cm" svg:x="1.014cm" svg:y="6.414cm">
          <text:p><text:span text:style-name="T169">@Configuration</text:span></text:p>
          <text:p><text:span text:style-name="T194">public</text:span><text:span text:style-name="T195"> </text:span><text:span text:style-name="T194">class</text:span><text:span text:style-name="T195"> ApplicationConfiguration { </text:span></text:p>
          <text:p><text:span text:style-name="T167"><text:tab/></text:span></text:p>
          <text:p><text:span text:style-name="T195"><text:tab/></text:span><text:span text:style-name="T196">@Autowired</text:span><text:span text:style-name="T195"> Environment </text:span><text:span text:style-name="T197">environment</text:span><text:span text:style-name="T195">;</text:span></text:p>
          <text:p><text:span text:style-name="T167"><text:tab/></text:span></text:p>
          <text:p><text:span text:style-name="T195"><text:tab/></text:span><text:span text:style-name="T196">@Bean</text:span><text:span text:style-name="T195"> </text:span><text:span text:style-name="T194">public</text:span><text:span text:style-name="T195"> ObjectMapper jsonMapper() {</text:span></text:p>
          <text:p><text:span text:style-name="T195"><text:tab/></text:span><text:span text:style-name="T195"><text:tab/></text:span><text:span text:style-name="T195">ObjectMapper </text:span><text:span text:style-name="T198">mapper</text:span><text:span text:style-name="T195"> = </text:span><text:span text:style-name="T194">new</text:span><text:span text:style-name="T195"> ObjectMapper();</text:span></text:p>
          <text:p><text:span text:style-name="T195"><text:tab/></text:span><text:span text:style-name="T195"><text:tab/></text:span><text:span text:style-name="T194">if</text:span><text:span text:style-name="T195">(</text:span><text:span text:style-name="T197">environment</text:span><text:span text:style-name="T195">.acceptsProfiles(</text:span><text:span text:style-name="T199">"debug"</text:span><text:span text:style-name="T195">)) {</text:span></text:p>
          <text:p><text:span text:style-name="T195"><text:tab/></text:span><text:span text:style-name="T195"><text:tab/></text:span><text:span text:style-name="T195"><text:tab/></text:span><text:span text:style-name="T198">mapper</text:span><text:span text:style-name="T195">.enable(SerializationFeature.</text:span><text:span text:style-name="T200">INDENT_OUTPUT</text:span><text:span text:style-name="T195">);</text:span></text:p>
          <text:p><text:span text:style-name="T167"><text:tab/></text:span><text:span text:style-name="T167"><text:tab/></text:span><text:span text:style-name="T167">}</text:span></text:p>
          <text:p><text:span text:style-name="T195"><text:tab/></text:span><text:span text:style-name="T195"><text:tab/></text:span><text:span text:style-name="T194">return</text:span><text:span text:style-name="T195"> </text:span><text:span text:style-name="T198">mapper</text:span><text:span text:style-name="T195">;</text:span></text:p>
          <text:p><text:span text:style-name="T167"><text:tab/></text:span><text:span text:style-name="T167">}</text:span></text:p>
          <text:p><text:span text:style-name="T167"><text:tab/></text:span></text:p>
          <text:p><text:span text:style-name="T167">}</text:span></text:p>
          <text:p><text:span text:style-name="T171"/></text:p>
          <text:p><text:span text:style-name="T171"/></text:p>
          <text:p><text:span text:style-name="T17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3" draw:layer="layout" svg:width="25.753cm" svg:height="9.587cm" svg:x="1.014cm" svg:y="9.6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3" draw:layer="layout" svg:width="19.17cm" svg:height="9.587cm" svg:x="1.014cm" svg:y="7.4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1" draw:layer="layout" svg:width="25.753cm" svg:height="6.21cm" svg:x="1.014cm" svg:y="9.1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4" draw:layer="layout" svg:width="25.753cm" svg:height="6.21cm" svg:x="1.014cm" svg:y="12.614cm">
          <text:p text:style-name="P6"><text:span text:style-name="T206"/></text:p>
          <text:p text:style-name="P6"><text:span text:style-name="T206"><text:s text:c="2"/></text:span><text:span text:style-name="T206">. <text:s text:c="2"/>____ <text:s text:c="9"/>_ <text:s text:c="11"/>__ _ _</text:span></text:p>
          <text:p text:style-name="P6"><text:span text:style-name="T206"><text:s/></text:span><text:span text:style-name="T206">/\\ / ___'_ __ _ _(_)_ __ <text:s/>__ _ \ \ \ \</text:span></text:p>
          <text:p text:style-name="P6"><text:span text:style-name="T206">( ( )\___ | '_ | '_| | '_ \/ _` | \ \ \ \</text:span></text:p>
          <text:p text:style-name="P6"><text:span text:style-name="T206"><text:s/></text:span><text:span text:style-name="T206">\\/ <text:s/>___)| |_)| | | | | || (_| | <text:s/>) ) ) )</text:span></text:p>
          <text:p text:style-name="P6"><text:span text:style-name="T206"><text:s text:c="2"/></text:span><text:span text:style-name="T206">' <text:s/>|____| .__|_| |_|_| |_\__, | / / / /</text:span></text:p>
          <text:p text:style-name="P6"><text:span text:style-name="T206"><text:s/></text:span><text:span text:style-name="T206">=========|_|==============|___/=/_/_/_/</text:span></text:p>
          <text:p text:style-name="P6"><text:span text:style-name="T206"><text:s/></text:span><text:span text:style-name="T206">:: Spring Boot :: <text:s text:c="12"/>(v1.3.0.M5)</text:span></text:p>
          <text:p text:style-name="P6"><text:span text:style-name="T206"/></text:p>
          <text:p text:style-name="P6"><text:span text:style-name="T206">2015-08-21 10:59:32.492 <text:s/>INFO 9337 --- [main] com.zenika.Application <text:s text:c="18"/>: </text:span></text:p>
          <text:p text:style-name="P6"><text:span text:style-name="T206">2015-08-21 10:59:32.538 <text:s/>INFO 9337 --- [main] ationConfigEmbeddedWebApplicationContext : Refreshing ...</text:span></text:p>
          <text:p text:style-name="P6"><text:span text:style-name="T206"/></text:p>
          <text:p text:style-name="P6"><text:span text:style-name="T206">2015-08-21 10:59:37.734 <text:s/>INFO 9337 --- [main] s.b.c.e.t.TomcatEmbeddedServletContainer : Tomcat started on port(s): 8080 (http)</text:span></text:p>
          <text:p text:style-name="P6"><text:span text:style-name="T206">2015-08-21 10:59:37.741 <text:s/>INFO 9337 --- [main] com.zenika.Application <text:s text:c="18"/>: Started Application in 5.532 seconds (JVM running for 5.894)</text:span></text:p>
          <text:p text:style-name="P6"><text:span text:style-name="T20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5" draw:layer="layout" svg:width="25.753cm" svg:height="6.21cm" svg:x="1.014cm" svg:y="5.3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26" draw:layer="layout" svg:width="25.753cm" svg:height="6.21cm" svg:x="1.014cm" svg:y="12.614cm">
          <text:p text:style-name="P6"><text:span text:style-name="T207">$ </text:span><text:span text:style-name="T208">mvn clean package</text:span></text:p>
          <text:p text:style-name="P6"><text:span text:style-name="T207">... </text:span></text:p>
          <text:p text:style-name="P6"><text:span text:style-name="T207">$ </text:span><text:span text:style-name="T208">ls -alh target/</text:span></text:p>
          <text:p text:style-name="P6"><text:span text:style-name="T207">total 18M</text:span></text:p>
          <text:p text:style-name="P6"><text:span text:style-name="T207">drwxrwxr-x 6 acogoluegnes acogoluegnes 4,0K août <text:s/>21 11:11 .</text:span></text:p>
          <text:p text:style-name="P6"><text:span text:style-name="T207">drwxrwxr-x 5 acogoluegnes acogoluegnes 4,0K août <text:s/>21 11:11 ..</text:span></text:p>
          <text:p text:style-name="P6"><text:span text:style-name="T207">drwxrwxr-x 5 acogoluegnes acogoluegnes 4,0K août <text:s/>21 11:11 classes</text:span></text:p>
          <text:p text:style-name="P6"><text:span text:style-name="T207">drwxrwxr-x 3 acogoluegnes acogoluegnes 4,0K août <text:s/>21 11:11 generated-sources</text:span></text:p>
          <text:p text:style-name="P6"><text:span text:style-name="T207">drwxrwxr-x 2 acogoluegnes acogoluegnes 4,0K août <text:s/>21 11:11 maven-archiver</text:span></text:p>
          <text:p text:style-name="P6"><text:span text:style-name="T207">drwxrwxr-x 3 acogoluegnes acogoluegnes 4,0K août <text:s/>21 11:11 maven-status</text:span></text:p>
          <text:p text:style-name="P6"><text:span text:style-name="T208">-rw-rw-r-- 1 acogoluegnes acogoluegnes <text:s/>18M août <text:s/>21 11:11 spring-boot-solution-1.3.0.M4.jar</text:span></text:p>
          <text:p text:style-name="P6"><text:span text:style-name="T207">-rw-rw-r-- 1 acogoluegnes acogoluegnes 148K août <text:s/>21 11:11 spring-boot-solution-1.3.0.M4.jar.original</text:span></text:p>
          <text:p text:style-name="P6"><text:span text:style-name="T20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draw:layer="layout" svg:width="25.753cm" svg:height="6.252cm" svg:x="1.014cm" svg:y="5.314cm">
          <text:p text:style-name="P6"><text:span text:style-name="T28">&lt;!-- pom.xml --&gt;</text:span></text:p>
          <text:p text:style-name="P6"><text:span text:style-name="T209">&lt;</text:span><text:span text:style-name="T210">build</text:span><text:span text:style-name="T209">&gt;</text:span></text:p>
          <text:p text:style-name="P6"><text:span text:style-name="T211"><text:s text:c="4"/></text:span><text:span text:style-name="T209">&lt;</text:span><text:span text:style-name="T210">plugins</text:span><text:span text:style-name="T209">&gt;</text:span></text:p>
          <text:p text:style-name="P6"><text:span text:style-name="T211"><text:s text:c="8"/></text:span><text:span text:style-name="T209">&lt;</text:span><text:span text:style-name="T210">plugin</text:span><text:span text:style-name="T209">&gt;</text:span></text:p>
          <text:p text:style-name="P6"><text:span text:style-name="T211"><text:s text:c="12"/></text:span><text:span text:style-name="T209">&lt;</text:span><text:span text:style-name="T210">groupId</text:span><text:span text:style-name="T209">&gt;</text:span><text:span text:style-name="T211">org.springframework.boot</text:span><text:span text:style-name="T209">&lt;/</text:span><text:span text:style-name="T210">groupId</text:span><text:span text:style-name="T209">&gt;</text:span></text:p>
          <text:p text:style-name="P6"><text:span text:style-name="T211"><text:s text:c="12"/></text:span><text:span text:style-name="T209">&lt;</text:span><text:span text:style-name="T210">artifactId</text:span><text:span text:style-name="T209">&gt;</text:span><text:span text:style-name="T211">spring-boot-maven-plugin</text:span><text:span text:style-name="T209">&lt;/</text:span><text:span text:style-name="T210">artifactId</text:span><text:span text:style-name="T209">&gt;</text:span></text:p>
          <text:p text:style-name="P6"><text:span text:style-name="T211"><text:s text:c="9"/></text:span><text:span text:style-name="T209">&lt;/</text:span><text:span text:style-name="T210">plugin</text:span><text:span text:style-name="T209">&gt;</text:span></text:p>
          <text:p text:style-name="P6"><text:span text:style-name="T211"><text:s text:c="4"/></text:span><text:span text:style-name="T209">&lt;/</text:span><text:span text:style-name="T210">plugins</text:span><text:span text:style-name="T209">&gt;</text:span></text:p>
          <text:p text:style-name="P6"><text:span text:style-name="T209">&lt;/</text:span><text:span text:style-name="T210">build</text:span><text:span text:style-name="T20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28" draw:layer="layout" svg:width="26.761cm" svg:height="7.169cm" svg:x="0.504cm" svg:y="6.514cm">
          <text:p text:style-name="P6"><text:span text:style-name="T212">$ </text:span><text:span text:style-name="T213">java -jar target/spring-boot-solution-1.3.0.M5.jar</text:span></text:p>
          <text:p text:style-name="P6"><text:span text:style-name="T212"><text:s text:c="2"/></text:span><text:span text:style-name="T212">. <text:s text:c="2"/>____ <text:s text:c="9"/>_ <text:s text:c="11"/>__ _ _</text:span></text:p>
          <text:p text:style-name="P6"><text:span text:style-name="T212"><text:s/></text:span><text:span text:style-name="T212">/\\ / ___'_ __ _ _(_)_ __ <text:s/>__ _ \ \ \ \</text:span></text:p>
          <text:p text:style-name="P6"><text:span text:style-name="T212">( ( )\___ | '_ | '_| | '_ \/ _` | \ \ \ \</text:span></text:p>
          <text:p text:style-name="P6"><text:span text:style-name="T212"><text:s/></text:span><text:span text:style-name="T212">\\/ <text:s/>___)| |_)| | | | | || (_| | <text:s/>) ) ) )</text:span></text:p>
          <text:p text:style-name="P6"><text:span text:style-name="T212"><text:s text:c="2"/></text:span><text:span text:style-name="T212">' <text:s/>|____| .__|_| |_|_| |_\__, | / / / /</text:span></text:p>
          <text:p text:style-name="P6"><text:span text:style-name="T212"><text:s/></text:span><text:span text:style-name="T212">=========|_|==============|___/=/_/_/_/</text:span></text:p>
          <text:p text:style-name="P6"><text:span text:style-name="T212"><text:s/></text:span><text:span text:style-name="T212">:: Spring Boot :: <text:s text:c="12"/>(v1.3.0.M5)</text:span></text:p>
          <text:p text:style-name="P6"><text:span text:style-name="T212"/></text:p>
          <text:p text:style-name="P6"><text:span text:style-name="T212">...</text:span></text:p>
          <text:p text:style-name="P6"><text:span text:style-name="T212"/></text:p>
          <text:p text:style-name="P6"><text:span text:style-name="T212">2015-08-21 11:17:00.340 <text:s/>INFO 9864 --- [main] Tomcat started on port(s): 8080 (http)</text:span></text:p>
          <text:p text:style-name="P6"><text:span text:style-name="T212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SpringBootApplication</text:span></text:p>
          <text:p text:style-name="P6"><text:span text:style-name="T215">public</text:span><text:span text:style-name="T216"> </text:span><text:span text:style-name="T215">class</text:span><text:span text:style-name="T216"> Application {</text:span></text:p>
          <text:p text:style-name="P6"><text:span text:style-name="T214"/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void</text:span><text:span text:style-name="T216"> main(String[] </text:span><text:span text:style-name="T217">args</text:span><text:span text:style-name="T216">) {</text:span></text:p>
          <text:p text:style-name="P6"><text:span text:style-name="T216"><text:s text:c="8"/></text:span><text:span text:style-name="T216">SpringApplication.</text:span><text:span text:style-name="T218">run</text:span><text:span text:style-name="T216">(Application.</text:span><text:span text:style-name="T215">class</text:span><text:span text:style-name="T216">);</text:span></text:p>
          <text:p text:style-name="P6"><text:span text:style-name="T214"><text:s text:c="4"/></text:span><text:span text:style-name="T216">}</text:span></text:p>
          <text:p text:style-name="P6"><text:span text:style-name="T216"/></text:p>
          <text:p text:style-name="P6"><text:span text:style-name="T214"><text:s text:c="4"/></text:span><text:span text:style-name="T214">@RestController</text:span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class</text:span><text:span text:style-name="T216"> HelloController {</text:span></text:p>
          <text:p text:style-name="P6"><text:span text:style-name="T216"/></text:p>
          <text:p text:style-name="P6"><text:span text:style-name="T216"><text:s text:c="8"/></text:span><text:span text:style-name="T214">@RequestMapping</text:span><text:span text:style-name="T216">(</text:span><text:span text:style-name="T219">"/hello"</text:span><text:span text:style-name="T216">)</text:span></text:p>
          <text:p text:style-name="P6"><text:span text:style-name="T216"><text:s text:c="8"/></text:span><text:span text:style-name="T215">public</text:span><text:span text:style-name="T216"> String hello() {</text:span></text:p>
          <text:p text:style-name="P6"><text:span text:style-name="T216"><text:s text:c="12"/></text:span><text:span text:style-name="T215">return</text:span><text:span text:style-name="T216"> </text:span><text:span text:style-name="T219">"Hello world!"</text:span><text:span text:style-name="T216">;</text:span></text:p>
          <text:p text:style-name="P6"><text:span text:style-name="T216"><text:s text:c="8"/></text:span><text:span text:style-name="T216">}</text:span></text:p>
          <text:p text:style-name="P6"><text:span text:style-name="T216"/></text:p>
          <text:p text:style-name="P6"><text:span text:style-name="T216"><text:s text:c="4"/></text:span><text:span text:style-name="T216">}</text:span></text:p>
          <text:p text:style-name="P6"><text:span text:style-name="T216"/></text:p>
          <text:p text:style-name="P6"><text:span text:style-name="T2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0">http://localhost:8080</text:span><text:span text:style-name="T109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67">server.port=9000</text:span></text:p>
          <text:p text:style-name="P6"><text:span text:style-name="T167">server.address=192.168.1.20</text:span></text:p>
          <text:p text:style-name="P6"><text:span text:style-name="T167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1" draw:layer="layout" svg:width="25.753cm" svg:height="3.326cm" svg:x="1.014cm" svg:y="14.014cm">
          <text:p text:style-name="P6"><text:span text:style-name="T35">&lt;</text:span><text:span text:style-name="T36">dependency</text:span><text:span text:style-name="T35">&gt;</text:span></text:p>
          <text:p text:style-name="P6"><text:span text:style-name="T221"><text:s text:c="4"/></text:span><text:span text:style-name="T35">&lt;</text:span><text:span text:style-name="T36">groupId</text:span><text:span text:style-name="T35">&gt;</text:span><text:span text:style-name="T221">org.springframework.boot</text:span><text:span text:style-name="T35">&lt;/</text:span><text:span text:style-name="T36">groupId</text:span><text:span text:style-name="T35">&gt;</text:span></text:p>
          <text:p text:style-name="P6"><text:span text:style-name="T221"><text:s text:c="4"/></text:span><text:span text:style-name="T35">&lt;</text:span><text:span text:style-name="T36">artifactId</text:span><text:span text:style-name="T35">&gt;</text:span><text:span text:style-name="T221">spring-boot-starter-actuator</text:span><text:span text:style-name="T35">&lt;/</text:span><text:span text:style-name="T36">artifactId</text:span><text:span text:style-name="T35">&gt;</text:span></text:p>
          <text:p text:style-name="P6"><text:span text:style-name="T35">&lt;/</text:span><text:span text:style-name="T36">dependency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37">{</text:span></text:p>
          <text:p text:style-name="P6"><text:span text:style-name="T37"><text:s text:c="2"/></text:span><text:span text:style-name="T37">_links: {</text:span></text:p>
          <text:p text:style-name="P6"><text:span text:style-name="T37"><text:s text:c="4"/></text:span><text:span text:style-name="T37">self: {</text:span></text:p>
          <text:p text:style-name="P6"><text:span text:style-name="T37"><text:s text:c="4"/></text:span><text:span text:style-name="T37">href: "http://localhost:8080/actuator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autoconfig: {</text:span></text:p>
          <text:p text:style-name="P6"><text:span text:style-name="T37"><text:s text:c="4"/></text:span><text:span text:style-name="T37">href: "http://localhost:8080/autoconfig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beans: {</text:span></text:p>
          <text:p text:style-name="P6"><text:span text:style-name="T37"><text:s text:c="4"/></text:span><text:span text:style-name="T37">href: "http://localhost:8080/beans",</text:span></text:p>
          <text:p text:style-name="P6"><text:span text:style-name="T37"><text:s text:c="4"/></text:span><text:span text:style-name="T37">templated: false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... 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37">{</text:span></text:p>
          <text:p text:style-name="P6"><text:span text:style-name="T37"><text:s text:c="2"/></text:span><text:span text:style-name="T37">status: "UP",</text:span></text:p>
          <text:p text:style-name="P6"><text:span text:style-name="T37"><text:s text:c="2"/></text:span><text:span text:style-name="T37">diskSpace: {</text:span></text:p>
          <text:p text:style-name="P6"><text:span text:style-name="T37"><text:s text:c="4"/></text:span><text:span text:style-name="T37">status: "UP",</text:span></text:p>
          <text:p text:style-name="P6"><text:span text:style-name="T37"><text:s text:c="4"/></text:span><text:span text:style-name="T37">total: 243905724416,</text:span></text:p>
          <text:p text:style-name="P6"><text:span text:style-name="T37"><text:s text:c="4"/></text:span><text:span text:style-name="T37">free: 110182084608,</text:span></text:p>
          <text:p text:style-name="P6"><text:span text:style-name="T37"><text:s text:c="4"/></text:span><text:span text:style-name="T37">threshold: 10485760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db: {</text:span></text:p>
          <text:p text:style-name="P6"><text:span text:style-name="T37"><text:s text:c="4"/></text:span><text:span text:style-name="T37">status: "UP",</text:span></text:p>
          <text:p text:style-name="P6"><text:span text:style-name="T37"><text:s text:c="4"/></text:span><text:span text:style-name="T37">database: "H2",</text:span></text:p>
          <text:p text:style-name="P6"><text:span text:style-name="T37"><text:s text:c="4"/></text:span><text:span text:style-name="T37">hello: 1</text:span></text:p>
          <text:p text:style-name="P6"><text:span text:style-name="T37"><text:s text:c="2"/></text:span><text:span text:style-name="T37">},</text:span></text:p>
          <text:p text:style-name="P6"><text:span text:style-name="T37"><text:s text:c="2"/></text:span><text:span text:style-name="T37">...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27" draw:layer="layout" svg:width="25.753cm" svg:height="10.19cm" svg:x="1.114cm" svg:y="9.314cm">
          <text:p text:style-name="P6"><text:span text:style-name="T34">{</text:span></text:p>
          <text:p text:style-name="P6"><text:span text:style-name="T34"><text:s text:c="2"/></text:span><text:span text:style-name="T34">content: [</text:span></text:p>
          <text:p text:style-name="P6"><text:span text:style-name="T34"><text:s text:c="4"/></text:span><text:span text:style-name="T34">{</text:span></text:p>
          <text:p text:style-name="P6"><text:span text:style-name="T34"><text:s text:c="6"/></text:span><text:span text:style-name="T34">context: "application",</text:span></text:p>
          <text:p text:style-name="P6"><text:span text:style-name="T34"><text:s text:c="6"/></text:span><text:span text:style-name="T34">parent: null,</text:span></text:p>
          <text:p text:style-name="P6"><text:span text:style-name="T34"><text:s text:c="6"/></text:span><text:span text:style-name="T34">beans: [</text:span></text:p>
          <text:p text:style-name="P6"><text:span text:style-name="T34"><text:s text:c="8"/></text:span><text:span text:style-name="T34">{</text:span></text:p>
          <text:p text:style-name="P6"><text:span text:style-name="T34"><text:s text:c="11"/></text:span><text:span text:style-name="T34">bean: "application",</text:span></text:p>
          <text:p text:style-name="P6"><text:span text:style-name="T34"><text:s text:c="11"/></text:span><text:span text:style-name="T34">scope: "singleton",</text:span></text:p>
          <text:p text:style-name="P6"><text:span text:style-name="T34"><text:s text:c="11"/></text:span><text:span text:style-name="T34">type: "com.zenika.Application$$EnhancerBySpringCGLIB$$faaf2c13",</text:span></text:p>
          <text:p text:style-name="P6"><text:span text:style-name="T34"><text:s text:c="11"/></text:span><text:span text:style-name="T34">resource: "null",</text:span></text:p>
          <text:p text:style-name="P6"><text:span text:style-name="T34"><text:s text:c="11"/></text:span><text:span text:style-name="T34">dependencies: [ ]</text:span></text:p>
          <text:p text:style-name="P6"><text:span text:style-name="T34"><text:s text:c="4"/></text:span><text:span text:style-name="T34">},</text:span></text:p>
          <text:p text:style-name="P6"><text:span text:style-name="T34"><text:s text:c="2"/></text:span><text:span text:style-name="T34">... </text:span></text:p>
          <text:p text:style-name="P6"><text:span text:style-name="T3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214">@RequestMapping</text:span><text:span text:style-name="T216">(</text:span></text:p>
          <text:p text:style-name="P6"><text:span text:style-name="T216"><text:s text:c="8"/></text:span><text:span text:style-name="T216">value=</text:span><text:span text:style-name="T219">"/users"</text:span><text:span text:style-name="T216">,method= RequestMethod.</text:span><text:span text:style-name="T223">GET</text:span><text:span text:style-name="T216">,</text:span></text:p>
          <text:p text:style-name="P6"><text:span text:style-name="T216"><text:s text:c="8"/></text:span><text:span text:style-name="T216">produces = </text:span><text:span text:style-name="T219">"application/json"</text:span></text:p>
          <text:p text:style-name="P6"><text:span text:style-name="T219"><text:s text:c="4"/></text:span><text:span text:style-name="T216">)</text:span></text:p>
          <text:p text:style-name="P6"><text:span text:style-name="T216"><text:s text:c="4"/></text:span><text:span text:style-name="T214">@ResponseBody</text:span></text:p>
          <text:p text:style-name="P6"><text:span text:style-name="T216"><text:s text:c="4"/></text:span><text:span text:style-name="T215">public</text:span><text:span text:style-name="T216"> List&lt;User&gt; users() {</text:span></text:p>
          <text:p text:style-name="P6"><text:span text:style-name="T216"><text:s text:c="8"/></text:span><text:span text:style-name="T215">return</text:span><text:span text:style-name="T216"> </text:span><text:span text:style-name="T222">userService</text:span><text:span text:style-name="T216">.list();</text:span></text:p>
          <text:p text:style-name="P6"><text:span text:style-name="T214"><text:s text:c="4"/></text:span><text:span text:style-name="T214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17.909cm" svg:y="4.283cm">
          <text:p text:style-name="P1"><text:span text:style-name="T1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7.018cm" svg:y="6.596cm">
          <text:p text:style-name="P1"><text:span text:style-name="T1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39cm" svg:height="1.371cm" svg:x="18.772cm" svg:y="9.297cm">
          <text:p text:style-name="P1"><text:span text:style-name="T1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278cm" svg:x="18.902cm" svg:y="11.168cm">
          <text:p text:style-name="P1"><text:span text:style-name="T1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8.796cm" svg:y="14.224cm">
          <text:p text:style-name="P1"><text:span text:style-name="T1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79">@RequestMapping</text:span><text:span text:style-name="T78">(</text:span></text:p>
          <text:p text:style-name="P6"><text:span text:style-name="T78"><text:s text:c="7"/></text:span><text:span text:style-name="T78">value=</text:span><text:span text:style-name="T81">"/users"</text:span><text:span text:style-name="T78">,method= RequestMethod.</text:span><text:span text:style-name="T224">GET</text:span></text:p>
          <text:p text:style-name="P6"><text:span text:style-name="T224"><text:s text:c="4"/></text:span><text:span text:style-name="T9">)</text:span></text:p>
          <text:p text:style-name="P6"><text:span text:style-name="T216"><text:s text:c="4"/></text:span><text:span text:style-name="T215">public</text:span><text:span text:style-name="T216"> String users(Model </text:span><text:span text:style-name="T217">model</text:span><text:span text:style-name="T216">) {</text:span></text:p>
          <text:p text:style-name="P6"><text:span text:style-name="T216"><text:s text:c="8"/></text:span><text:span text:style-name="T217">model</text:span><text:span text:style-name="T216">.addAttribute(</text:span><text:span text:style-name="T219">"message"</text:span><text:span text:style-name="T216">,</text:span><text:span text:style-name="T219">"Hello Spring Boot!"</text:span><text:span text:style-name="T216">);</text:span></text:p>
          <text:p text:style-name="P6"><text:span text:style-name="T216"><text:s text:c="8"/></text:span><text:span text:style-name="T217">model</text:span><text:span text:style-name="T216">.addAttribute(</text:span><text:span text:style-name="T219">"users"</text:span><text:span text:style-name="T216">,</text:span><text:span text:style-name="T222">userService</text:span><text:span text:style-name="T216">.list());</text:span></text:p>
          <text:p text:style-name="P6"><text:span text:style-name="T216"><text:s text:c="8"/></text:span><text:span text:style-name="T215">return</text:span><text:span text:style-name="T216"> </text:span><text:span text:style-name="T219">"users"</text:span><text:span text:style-name="T216">;</text:span></text:p>
          <text:p text:style-name="P6"><text:span text:style-name="T216"><text:s text:c="4"/></text:span><text:span text:style-name="T216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17.909cm" svg:y="4.283cm">
          <text:p text:style-name="P1"><text:span text:style-name="T1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7.018cm" svg:y="6.596cm">
          <text:p text:style-name="P1"><text:span text:style-name="T1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39cm" svg:height="1.371cm" svg:x="18.772cm" svg:y="9.297cm">
          <text:p text:style-name="P1"><text:span text:style-name="T1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532cm" svg:x="18.902cm" svg:y="11.168cm">
          <text:p text:style-name="P1"><text:span text:style-name="T1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8.784cm" svg:height="2.548cm" svg:x="18.134cm" svg:y="16.46cm">
          <text:p text:style-name="P1"><text:span text:style-name="T1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30" draw:layer="layout" svg:width="25.753cm" svg:height="12.265cm" svg:x="1.014cm" svg:y="7.914cm">
          <text:p text:style-name="P6"><text:span text:style-name="T225">&lt;div class="row"&gt;</text:span></text:p>
          <text:p text:style-name="P6"><text:span text:style-name="T225"><text:s text:c="2"/></text:span><text:span text:style-name="T225">&lt;h1&gt;</text:span><text:span text:style-name="T226">${message}</text:span><text:span text:style-name="T225">&lt;/h1&gt;</text:span></text:p>
          <text:p text:style-name="P6"><text:span text:style-name="T225"><text:s text:c="2"/></text:span><text:span text:style-name="T225">&lt;table class="table"&gt;</text:span></text:p>
          <text:p text:style-name="P6"><text:span text:style-name="T225"><text:s text:c="4"/></text:span><text:span text:style-name="T225">&lt;thead&gt;</text:span></text:p>
          <text:p text:style-name="P6"><text:span text:style-name="T225"><text:s text:c="6"/></text:span><text:span text:style-name="T225">&lt;tr&gt;</text:span></text:p>
          <text:p text:style-name="P6"><text:span text:style-name="T225"><text:s text:c="8"/></text:span><text:span text:style-name="T225">&lt;th&gt;ID&lt;/th&gt;</text:span></text:p>
          <text:p text:style-name="P6"><text:span text:style-name="T225"><text:s text:c="8"/></text:span><text:span text:style-name="T225">&lt;th&gt;Login&lt;/th&gt;</text:span></text:p>
          <text:p text:style-name="P6"><text:span text:style-name="T225"><text:s text:c="8"/></text:span><text:span text:style-name="T225">&lt;th&gt;Mot de passe&lt;/th&gt;</text:span></text:p>
          <text:p text:style-name="P6"><text:span text:style-name="T225"><text:s text:c="6"/></text:span><text:span text:style-name="T225">&lt;/tr&gt;</text:span></text:p>
          <text:p text:style-name="P6"><text:span text:style-name="T225"><text:s text:c="4"/></text:span><text:span text:style-name="T225">&lt;/thead&gt;</text:span></text:p>
          <text:p text:style-name="P6"><text:span text:style-name="T225"><text:s text:c="4"/></text:span><text:span text:style-name="T225">&lt;tbody&gt;</text:span></text:p>
          <text:p text:style-name="P6"><text:span text:style-name="T225"><text:s text:c="6"/></text:span><text:span text:style-name="T226">&lt;#list users as user&gt;</text:span></text:p>
          <text:p text:style-name="P6"><text:span text:style-name="T225"><text:s text:c="8"/></text:span><text:span text:style-name="T225">&lt;tr&gt;</text:span></text:p>
          <text:p text:style-name="P6"><text:span text:style-name="T225"><text:s text:c="10"/></text:span><text:span text:style-name="T225">&lt;td&gt;</text:span><text:span text:style-name="T226">${user.id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login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password}</text:span><text:span text:style-name="T225">&lt;/td&gt;</text:span></text:p>
          <text:p text:style-name="P6"><text:span text:style-name="T225"><text:s text:c="8"/></text:span><text:span text:style-name="T225">&lt;/tr&gt;</text:span></text:p>
          <text:p text:style-name="P6"><text:span text:style-name="T225"><text:s text:c="6"/></text:span><text:span text:style-name="T226">&lt;/#list&gt;</text:span></text:p>
          <text:p text:style-name="P6"><text:span text:style-name="T225"><text:s text:c="4"/></text:span><text:span text:style-name="T225">&lt;/tbody&gt;</text:span></text:p>
          <text:p text:style-name="P6"><text:span text:style-name="T225"><text:s text:c="2"/></text:span><text:span text:style-name="T225">&lt;/table&gt;</text:span></text:p>
          <text:p text:style-name="P6"><text:span text:style-name="T225">&lt;/div&gt;</text:span></text:p>
          <text:p text:style-name="P6"><text:span text:style-name="T22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6.607cm" svg:height="2.131cm" svg:x="20.825cm" svg:y="8.314cm">
          <text:p text:style-name="P1"><text:span text:style-name="T1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8" draw:layer="layout" svg:width="7.768cm" svg:height="1.532cm" svg:x="18.902cm" svg:y="12.368cm">
          <text:p text:style-name="P1"><text:span text:style-name="T1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9-08T14:05:12.082998797</dc:date>
    <meta:editing-duration>P2DT21M43S</meta:editing-duration>
    <meta:editing-cycles>311</meta:editing-cycles>
    <meta:document-statistic meta:object-count="557"/>
  </office:meta>
</office:document-meta>
</file>